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38a0" officeooo:paragraph-rsid="001938a0"/>
    </style:style>
    <style:style style:name="P2" style:family="paragraph" style:parent-style-name="Standard">
      <style:paragraph-properties fo:text-align="center" style:justify-single-word="false"/>
      <style:text-properties fo:font-size="20pt" officeooo:rsid="001938a0" officeooo:paragraph-rsid="001938a0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2pt" officeooo:rsid="001938a0" officeooo:paragraph-rsid="001938a0" style:font-size-asian="10.5pt" style:font-size-complex="12pt"/>
    </style:style>
    <style:style style:name="P4" style:family="paragraph" style:parent-style-name="Standard">
      <style:text-properties officeooo:rsid="001a3fe7" officeooo:paragraph-rsid="001a3fe7"/>
    </style:style>
    <style:style style:name="P5" style:family="paragraph" style:parent-style-name="Standard">
      <style:text-properties officeooo:rsid="001c21f0" officeooo:paragraph-rsid="001c21f0"/>
    </style:style>
    <style:style style:name="T1" style:family="text">
      <style:text-properties officeooo:rsid="001a3fe7"/>
    </style:style>
    <style:style style:name="T2" style:family="text">
      <style:text-properties officeooo:rsid="001b85db"/>
    </style:style>
    <style:style style:name="T3" style:family="text">
      <style:text-properties officeooo:rsid="001c21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ender Ethan</text:p>
      <text:p text:style-name="P2">Rapport de séance</text:p>
      <text:p text:style-name="P1">Date : 13/12/2019</text:p>
      <text:p text:style-name="P1">Lieu : Polytech Nice-Sophia</text:p>
      <text:p text:style-name="P1">Durée : 3h</text:p>
      <text:p text:style-name="P1"/>
      <text:p text:style-name="P1"/>
      <text:p text:style-name="P1"/>
      <text:p text:style-name="P1"/>
      <text:p text:style-name="P1">1. Objectifs de la séance</text:p>
      <text:p text:style-name="P1"/>
      <text:p text:style-name="P1">-Construire le code des servomoteurs pour l’inclinaison des <text:span text:style-name="T2">deux</text:span> gouvernails <text:s/>et donc la direction que prendra le bateau.</text:p>
      <text:p text:style-name="P1"/>
      <text:p text:style-name="P1">2. Mon avancement</text:p>
      <text:p text:style-name="P1"/>
      <text:p text:style-name="P4">Les codes ont été fait, j’ai <text:span text:style-name="T2">aussi incorporé le code bluetooth <text:s/>en essayant de garder un code aussi générique que possible pour pouvoir en tout temps modifier les angles minimums et maximums d’inclinaisons et les I/O des servomoteurs. Puis j’ai testé mon code avec un servomoteur. </text:span></text:p>
      <text:p text:style-name="P5">Lorsque le bateau avancera les safrans recevront un signal de 1,5ms ( position 90°) en alignement avec le bateau. Cette valeur sera modifiée selon la direction voulue.</text:p>
      <text:p text:style-name="P1"/>
      <text:p text:style-name="P1">3. <text:span text:style-name="T1">Problématiques</text:span> rencontrées</text:p>
      <text:p text:style-name="P1"/>
      <text:p text:style-name="P4">Une des <text:span text:style-name="T2">problématique à laquelle on peut s’attendre est une marge d’erreur :</text:span></text:p>
      <text:p text:style-name="P4"><text:s/>-<text:span text:style-name="T3">Entre les deux servomoteurs </text:span></text:p>
      <text:p text:style-name="P4"><text:s/>-<text:span text:style-name="T3">Lors du placement des safrans et de leurs inclinaisons originelles </text:span></text:p>
      <text:p text:style-name="P1"/>
      <text:p text:style-name="P1"/>
      <text:p text:style-name="P1">4. Décisions prises</text:p>
      <text:p text:style-name="P1"><text:s/></text:p>
      <text:p text:style-name="P5">Pour contrer ces problèmes nous calculerons nous -mêmes cette marge d’erreur puis nous adapterons le cod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9:48:28.665000000</meta:creation-date>
    <dc:date>2019-12-14T20:35:48.775000000</dc:date>
    <meta:editing-duration>PT6M50S</meta:editing-duration>
    <meta:editing-cycles>1</meta:editing-cycles>
    <meta:document-statistic meta:table-count="0" meta:image-count="0" meta:object-count="0" meta:page-count="1" meta:paragraph-count="17" meta:word-count="163" meta:character-count="1024" meta:non-whitespace-character-count="869"/>
    <meta:generator>LibreOffice/6.1.2.1$Windows_x86 LibreOffice_project/65905a128db06ba48db947242809d14d3f9a93fe</meta:generator>
  </office:meta>
</office:document-meta>
</file>